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rsid="00104e6c" officeooo:paragraph-rsid="00104e6c"/>
    </style:style>
    <style:style style:name="P3"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LimeSurvey call _ </text:p>
      <text:p text:style-name="Standard"><text:s/></text:p>
      <text:p text:style-name="Standard">50 countries. Possibly several questions are different</text:p>
      <text:p text:style-name="Standard">Workflow </text:p>
      <text:p text:style-name="Standard">Tokens needed to invite people</text:p>
      <text:p text:style-name="Standard">Plus some variables (step; =1 in the beginning)</text:p>
      <text:p text:style-name="Standard"/>
      <text:p text:style-name="Standard">Step 1: expert has answered, then Step variable changed to 2</text:p>
      <text:p text:style-name="Standard">Then send an email automatically to reviewer if need to be changed back to step 1 from step 2 or from step 3 to step 2, with an email.</text:p>
      <text:p text:style-name="Standard"/>
      <text:p text:style-name="Standard">Country, expert</text:p>
      <text:p text:style-name="Standard">If there are additional conditions for countries, use </text:p>
      <text:p text:style-name="Standard"/>
      <text:p text:style-name="Standard">Trigger the next email: how? Store the email somewhere, experts, reviewers.</text:p>
      <text:p text:style-name="Standard"/>
      <text:p text:style-name="Standard">For them: No problem to share the methodology, open source. No new code will be developed, only using the existing platform in an advanced way</text:p>
      <text:p text:style-name="Standard"/>
      <text:p text:style-name="P1">Indaba style</text:p>
      <text:p text:style-name="Standard">1 Researcher</text:p>
      <text:p text:style-name="Standard">2 Reviewer: validate or change</text:p>
      <text:p text:style-name="Standard">3 Supervisor(s) (NRGI) : validate or change</text:p>
      <text:p text:style-name="Standard"/>
      <text:p text:style-name="P1">Option 1</text:p>
      <text:p text:style-name="Standard">1 Researcher A</text:p>
      <text:p text:style-name="Standard">2 Researcher B (blindly)</text:p>
      <text:p text:style-name="Standard">(2b optional: Researcher C, non government, not blind)</text:p>
      <text:p text:style-name="Standard">3 Reconciliator (hired peer-reviewer)</text:p>
      <text:p text:style-name="Standard">4 Supervisor (staff) Quality control</text:p>
      <text:p text:style-name="Standard">Eg A is contracted; B is government. </text:p>
      <text:p text:style-name="P1">Option 2</text:p>
      <text:p text:style-name="Standard"><text:soft-page-break/>1 Researcher A (independent from government)</text:p>
      <text:p text:style-name="Standard">2 Quick quality control by NRGI staff from a formal point of view (maybe 15 minutes), maybe because in some cases Researcher A pressed the “Submit” button by mistake.</text:p>
      <text:p text:style-name="Standard">3 Researcher B (from Government). Can see the answer of Researcher A. Makes his own answers. Can make comments on the answers made by A.</text:p>
      <text:p text:style-name="Standard">3b optional: Researcher C, non government, not blind. Could be helpful if the Government researcher –possibly no being paid by us – makes very little input [this might be what we called peer-reviewer in</text:p>
      <text:p text:style-name="Standard">4 Reconciliator (hired peer-reviewer) (to be defined: should the reconciliatory just pick up the answer he prefers, or send emails to the guys above? At this stage there might be 4 people involved, which might be too much)</text:p>
      <text:p text:style-name="Standard">5 Supervisor (NRGI staff) Quality control, based on NRGI staff country/topic expertise.</text:p>
      <text:p text:style-name="P2"/>
      <text:p text:style-name="P2">Marie: it would be difficult to find gov't researchers</text:p>
      <text:p text:style-name="P2">Marie: hiring legal experts? Jim: not discussed yet.</text:p>
      <text:p text:style-name="P2">MK: biased gov officer</text:p>
      <text:p text:style-name="Standard">Each step is saved so that it is possible to compare the various versions of answers for each question (possibly to help compute margins of errors). (It is understood that this is what would be required to implement Daniel’s idea of comparing versions to compute margins of errors). </text:p>
      <text:p text:style-name="Standard">Just in case, we will be also keeping a history of every single change in the database, for two purposes. First, it will make it able to restore the database or a part of it to a previous step (for example: a researchers deletes by mistake several lengthy answers that were difficult for him to draft and he calls us for help). Second, we might want to study the way researchers answer the questions, if they make many changes, how fast they are to complete each question, etc. This may be used both for quality assessment, but also to learn how researchers work, in order to possibly improve the way we collect the data. This last use is in a way a bit similar to sitting next to a researcher. (That detailed versioning will be implemented by Mayeul using MySQL triggers).</text:p>
      <text:p text:style-name="Standard"/>
      <text:p text:style-name="Standard"/>
      <text:p text:style-name="Standard"/>
      <text:p text:style-name="Standard"/>
      <text:p text:style-name="Standard">Versioning between researchers A/ B and reconciliator</text:p>
      <text:p text:style-name="Standard">Researcher B: possibly not paid. Maybe they may want to publish some documents after we ask them about some points of the questionnaire</text:p>
      <text:p text:style-name="Standard"/>
      <text:p text:style-name="Standard"><text:soft-page-break/></text:p>
      <text:p text:style-name="Standard"/>
      <text:p text:style-name="Standard"/>
      <text:p text:style-name="Standard"/>
      <text:p text:style-name="Standard">2 Reviewer: validate or change</text:p>
      <text:p text:style-name="Standard">3 Supervisor(s) (NRGI) : validate or change</text:p>
      <text:p text:style-name="Standard"/>
      <text:p text:style-name="Standard"/>
      <text:p text:style-name="Standard"/>
      <text:p text:style-name="Standard"/>
      <text:p text:style-name="Standard"/>
      <text:p text:style-name="Standard"/>
      <text:p text:style-name="Standard">Hi,</text:p>
      <text:p text:style-name="Standard">Thanks both for your comments above. A few notes. I now understand much better the above answers, the token system and the type of branching it allows. The solution suggested above (to use tokens to decide for instance what should be shown and what should be editable) seems quite easy to implement, with a possibly needed precaution.</text:p>
      <text:p text:style-name="Standard">For a given country, the researcher, the reviewer and the supervisor will be working (one after the other) on one single instance of the set of answers. Hence, for 50 countries, there will be 50 set of answers, not 150. We can have a token which controls what a respondent will see (in a secure way, to avoid respondent trying to modify the URL parameters). However, the only potential problem I see with that is for the email notifications. We do want to send the first invitation to the researcher, and the second to the reviewer; while in the standard token table there is only one email address.</text:p>
      <text:p text:style-name="Standard">------------------</text:p>
      <text:p text:style-name="Standard">One way to solve this is to create custom token fields in the token table, with additional emails and names, hence having for each country only one record.</text:p>
      <text:p text:style-name="Standard">A record for a country would have the email field (standard in each limesurvey token table), plus 3 email fields, and a “step” field. The standard email field would the one to which the next email would be sent. A procedure will copy the relevant email from one of the 3 email fields to that standard email field.</text:p>
      <text:p text:style-name="Standard">This could be done simply by writing MySql triggers in the DB backend to monitor the content of the lime_tokens_xxxxx table. When the token is created, it is validated and (if OK) the email of the researcher is copied to the standard email field, and “1” is written in the “step” field. When the researchers has completed the survey, the MySql trigger writes the email of the reviewer to that standard email field, and “2” is written in the “step” field. This step field is used in the email templates to adjust the text which will be sent. Same thing for stage 3.</text:p>
      <text:p text:style-name="Standard"><text:soft-page-break/>------------------</text:p>
      <text:p text:style-name="Standard">A quite different option is to have one record for each individual (so 150 records for 50 countries), with a token (eg country name or numerical code) to specify the country (ie the set of answers for that country), 3 people modifying in effect the same single survey at different times (so 3 people will have the same token). However, they would also have a code (as a field in the token table, sent to them by email) which would decide which questions to show and how to show them (previously answered questions being visible but not editable by the reviewer, the reviewer will say if they agree though).</text:p>
      <text:p text:style-name="Standard">In the simplistic form, the code would be the same for people have the same role (all researchers having the code “B27Ry”, all reviewers having “LD67Gz”). An improved code would be based on the respondent role and country, in a difficult to guess way, but easy to code with the expression manager. An encrypting function f(.,.) would transform f(country, role) into a code. Knowing the country, computing the code for both roles and comparing the results with the user provided code is enough to verify that a respondent is a researcher or a reviewer. To clarify thing: Fr-rv could be the code for France/reviewer and Fr-rs could be the code for researcher, but obviously some functions allow to hide such a simple process.</text:p>
      <text:p text:style-name="Standard">Also the code could be provided by URL to avoid having to ask the respondent to type it.</text:p>
      <text:p text:style-name="Standard">Last not least, one token field could be used by the supervisor to keep track of the step, and validate things for the next step.</text:p>
      <text:p text:style-name="Standard">Hope this might help someone else. Thanks for reading. Comments welcome!</text:p>
      <text:p text:style-name="Standard">Cheers,</text:p>
      <text:p text:style-name="Standard">Maye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yeul Kauffmann</meta:initial-creator>
    <meta:creation-date>2014-08-11T19:31:00</meta:creation-date>
    <dc:date>2014-08-12T17:53:21.021708646</dc:date>
    <meta:editing-cycles>4</meta:editing-cycles>
    <meta:editing-duration>PT24M</meta:editing-duration>
    <meta:generator>LibreOffice/4.2.4.2$Linux_X86_64 LibreOffice_project/420m0$Build-2</meta:generator>
    <meta:document-statistic meta:table-count="0" meta:image-count="0" meta:object-count="0" meta:page-count="4" meta:paragraph-count="54" meta:word-count="1201" meta:character-count="6891" meta:non-whitespace-character-count="5736"/>
  </office:meta>
</office:document-meta>
</file>